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83222"/>
    </style:style>
    <style:style style:name="P2" style:family="paragraph" style:parent-style-name="Standard">
      <style:text-properties officeooo:rsid="00083222" officeooo:paragraph-rsid="00083222"/>
    </style:style>
    <style:style style:name="P3" style:family="paragraph" style:parent-style-name="Standard">
      <style:text-properties style:text-underline-style="solid" style:text-underline-width="auto" style:text-underline-color="font-color" officeooo:rsid="00083222" officeooo:paragraph-rsid="00083222"/>
    </style:style>
    <style:style style:name="P4" style:family="paragraph" style:parent-style-name="Standard">
      <style:text-properties style:text-underline-style="solid" style:text-underline-width="auto" style:text-underline-color="font-color" officeooo:rsid="000a0c8d" officeooo:paragraph-rsid="000a0c8d"/>
    </style:style>
    <style:style style:name="P5" style:family="paragraph" style:parent-style-name="Standard">
      <style:text-properties officeooo:paragraph-rsid="00099c64"/>
    </style:style>
    <style:style style:name="P6" style:family="paragraph" style:parent-style-name="Standard">
      <style:text-properties style:text-underline-style="none" officeooo:rsid="00099c64" officeooo:paragraph-rsid="00099c64"/>
    </style:style>
    <style:style style:name="P7" style:family="paragraph" style:parent-style-name="Standard">
      <style:text-properties style:text-underline-style="none" officeooo:rsid="000b878f" officeooo:paragraph-rsid="000b878f"/>
    </style:style>
    <style:style style:name="P8" style:family="paragraph" style:parent-style-name="Standard">
      <style:text-properties style:text-underline-style="none" officeooo:rsid="000c547f" officeooo:paragraph-rsid="000c547f"/>
    </style:style>
    <style:style style:name="P9" style:family="paragraph" style:parent-style-name="Standard">
      <style:text-properties style:text-underline-style="none" officeooo:rsid="000c547f" officeooo:paragraph-rsid="000d64b3"/>
    </style:style>
    <style:style style:name="P10" style:family="paragraph" style:parent-style-name="Standard">
      <style:text-properties style:text-underline-style="none" officeooo:rsid="000d64b3" officeooo:paragraph-rsid="000d64b3"/>
    </style:style>
    <style:style style:name="P11" style:family="paragraph" style:parent-style-name="Standard">
      <style:text-properties style:text-underline-style="none" officeooo:rsid="000d64b3" officeooo:paragraph-rsid="000e0b52"/>
    </style:style>
    <style:style style:name="P12" style:family="paragraph" style:parent-style-name="Standard">
      <style:text-properties style:text-underline-style="none" officeooo:rsid="000e0b52" officeooo:paragraph-rsid="000e0b52"/>
    </style:style>
    <style:style style:name="P13" style:family="paragraph" style:parent-style-name="Standard">
      <style:text-properties style:text-underline-style="none" officeooo:rsid="000eb149" officeooo:paragraph-rsid="000eb149"/>
    </style:style>
    <style:style style:name="P14" style:family="paragraph" style:parent-style-name="Standard">
      <style:text-properties style:text-underline-style="none" officeooo:rsid="0010a6c1" officeooo:paragraph-rsid="0010a6c1"/>
    </style:style>
    <style:style style:name="P15" style:family="paragraph" style:parent-style-name="Standard">
      <style:text-properties fo:font-weight="bold" officeooo:paragraph-rsid="0008322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3222" style:font-weight-asian="bold" style:font-weight-complex="bold"/>
    </style:style>
    <style:style style:name="T3" style:family="text">
      <style:text-properties fo:font-weight="bold" officeooo:rsid="00099c64" style:font-weight-asian="bold" style:font-weight-complex="bold"/>
    </style:style>
    <style:style style:name="T4" style:family="text">
      <style:text-properties fo:font-weight="bold" officeooo:rsid="000c547f" style:font-weight-asian="bold" style:font-weight-complex="bold"/>
    </style:style>
    <style:style style:name="T5" style:family="text">
      <style:text-properties fo:font-weight="bold" officeooo:rsid="000e0b5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99c64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cf681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d64b3" style:font-weight-asian="bold" style:font-weight-complex="bold"/>
    </style:style>
    <style:style style:name="T10" style:family="text">
      <style:text-properties style:text-underline-style="none" fo:font-weight="bold" officeooo:rsid="000c547f" style:font-weight-asian="bold" style:font-weight-complex="bold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position="super 58%" style:text-underline-style="solid" style:text-underline-width="auto" style:text-underline-color="font-color" fo:font-weight="bold" officeooo:rsid="000d64b3" style:font-weight-asian="bold" style:font-weight-complex="bold"/>
    </style:style>
    <style:style style:name="T14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 <text:s text:c="4"/><text:span text:style-name="T1"><text:s text:c="2"/></text:span><text:span text:style-name="T8">IP-MANAG</text:span><text:span text:style-name="T9">E</text:span><text:span text:style-name="T8">MENT</text:span></text:p>
      <text:p text:style-name="P15"/>
      <text:p text:style-name="P1"><text:span text:style-name="T2">Concept Registration( in this section i have created follwing field).</text:span></text:p>
      <text:p text:style-name="P2"><text:span text:style-name="T1">1)Concept Name</text:span></text:p>
      <text:p text:style-name="P2"><text:span text:style-name="T1">2)Category</text:span></text:p>
      <text:p text:style-name="P2"><text:span text:style-name="T1">3)Genre</text:span></text:p>
      <text:p text:style-name="P3"><text:span text:style-name="T1">Concept Registration Details</text:span></text:p>
      <text:p text:style-name="P2"><text:span text:style-name="T1">*)FWA</text:span><text:span text:style-name="T3">|(under the FWA i have created this field).</text:span></text:p>
      <text:p text:style-name="P2"><text:span text:style-name="T1">1)Registration Code/ No.</text:span></text:p>
      <text:p text:style-name="P2"><text:span text:style-name="T1">2)Registration Date</text:span></text:p>
      <text:p text:style-name="P2"><text:span text:style-name="T1">3)Expiry Date</text:span></text:p>
      <text:p text:style-name="P2"><text:span text:style-name="T1">4)Registered For</text:span></text:p>
      <text:p text:style-name="P5"><text:span text:style-name="T2">*</text:span><text:span text:style-name="T3">)</text:span><text:span text:style-name="T7">FRAPA</text:span></text:p>
      <text:p text:style-name="P6"><text:span text:style-name="T1">1)Registration Code/ No</text:span></text:p>
      <text:p text:style-name="P6"><text:span text:style-name="T1">2)Registration Date</text:span></text:p>
      <text:p text:style-name="P6"><text:span text:style-name="T1">3)Expiry Date</text:span></text:p>
      <text:p text:style-name="P4"><text:span text:style-name="T1">*)Trademark</text:span><text:span text:style-name="T10">(this following field i have created for Trademark)</text:span><text:span text:style-name="T4">.</text:span></text:p>
      <text:p text:style-name="P7"><text:span text:style-name="T1">1)Registration Code/ No.</text:span></text:p>
      <text:p text:style-name="P7"><text:span text:style-name="T1">2)Registration Date</text:span></text:p>
      <text:p text:style-name="P7"><text:span text:style-name="T1">3)Expiry Date</text:span></text:p>
      <text:p text:style-name="P7"><text:span text:style-name="T1">4)Author/Writer</text:span></text:p>
      <text:p text:style-name="P8"><text:span text:style-name="T1">*</text:span><text:span text:style-name="T6">)Copyright(in copyright i have created following field).</text:span></text:p>
      <text:p text:style-name="P8"><text:span text:style-name="T1">1)Registration Code/ No.</text:span></text:p>
      <text:p text:style-name="P8"><text:span text:style-name="T1">2)Registration Date</text:span></text:p>
      <text:p text:style-name="P8"><text:span text:style-name="T1">3)Expiry Date</text:span></text:p>
      <text:p text:style-name="P8"/>
      <text:p text:style-name="P9"><text:span text:style-name="T1"><text:s text:c="18"/></text:span><text:span text:style-name="T6"><text:s/></text:span><text:span text:style-name="T9">(2</text:span><text:span text:style-name="T13">nd</text:span><text:span text:style-name="T9"> page )Title Registration</text:span></text:p>
      <text:p text:style-name="P9"/>
      <text:p text:style-name="P10"><text:span text:style-name="T1">1)Title</text:span></text:p>
      <text:p text:style-name="P10"><text:span text:style-name="T1">2)Category</text:span></text:p>
      <text:p text:style-name="P10"><text:span text:style-name="T1">3)Genre</text:span></text:p>
      <text:p text:style-name="P10"><text:span text:style-name="T1">4)Comedy</text:span></text:p>
      <text:p text:style-name="P11"><text:span text:style-name="T1">*</text:span><text:span text:style-name="T5">)Registration Details</text:span></text:p>
      <text:p text:style-name="P11"><text:span text:style-name="T5">*) IFTPC(in this section i have created following fields)</text:span></text:p>
      <text:p text:style-name="P12"><text:span text:style-name="T1">1)Registration Code/ No</text:span></text:p>
      <text:p text:style-name="P12"><text:span text:style-name="T1">2)Registration Date</text:span></text:p>
      <text:p text:style-name="P12"><text:span text:style-name="T1">3)Expiry Date</text:span></text:p>
      <text:p text:style-name="P12"/>
      <text:p text:style-name="P13"><text:span text:style-name="T1"><text:s text:c="13"/></text:span><text:span text:style-name="T6">(3</text:span><text:span text:style-name="T12">rd</text:span><text:span text:style-name="T6"> <text:s/>page)Domain Registration</text:span></text:p>
      <text:p text:style-name="P13"><text:span text:style-name="T1">1)Domain Name</text:span></text:p>
      <text:p text:style-name="P13"><text:span text:style-name="T1">2)Registrar</text:span></text:p>
      <text:p text:style-name="P13"><text:span text:style-name="T1">3)Registered Email</text:span></text:p>
      <text:p text:style-name="P13"><text:span text:style-name="T1">4)Registered Contact</text:span></text:p>
      <text:p text:style-name="P13"><text:span text:style-name="T1">5)Registered Date</text:span></text:p>
      <text:p text:style-name="P13"><text:span text:style-name="T1">6)Registration Expiry</text:span></text:p>
      <text:p text:style-name="P13"><text:span text:style-name="T1">7)Hosting Company</text:span></text:p>
      <text:p text:style-name="P13"/>
      <text:p text:style-name="P14"><text:span text:style-name="T1">this section i have complited please check by url:-</text:span></text:p>
      <text:p text:style-name="P14"><text:a xlink:type="simple" xlink:href="http://demo1.geniesoftsystem.com/ip-management/"><text:span text:style-name="T1">http://demo1.geniesoftsystem.com/ip-management/</text:span></text:a></text:p>
      <text:p text:style-name="P14"><text:span text:style-name="T1"/></text:p>
      <text:p text:style-name="P14"><text:span text:style-name="T1">userName:-admin &amp; password(admi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2:36:21.401151935</meta:creation-date>
    <dc:date>2016-06-21T12:59:26.216777564</dc:date>
    <meta:editing-duration>PT13M54S</meta:editing-duration>
    <meta:editing-cycles>10</meta:editing-cycles>
    <meta:generator>LibreOffice/4.2.3.3$Linux_X86_64 LibreOffice_project/420m0$Build-3</meta:generator>
    <meta:document-statistic meta:table-count="0" meta:image-count="0" meta:object-count="0" meta:page-count="1" meta:paragraph-count="45" meta:word-count="128" meta:character-count="1085" meta:non-whitespace-character-count="960"/>
  </office:meta>
</office:document-meta>
</file>